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Calibr" svg:font-family="Calibr"/>
    <style:font-face style:name="Lucida Grande" svg:font-family="'Lucida Grande', 'Trebuchet MS', Verdana, Helvetica, Arial, sans-serif"/>
    <style:font-face style:name="OpenSymbol" svg:font-family="OpenSymbol"/>
    <style:font-face style:name="OpenSymbol1" svg:font-family="OpenSymbol, 'Arial Unicode MS'"/>
    <style:font-face style:name="Symbol" svg:font-family="Symbol"/>
    <style:font-face style:name="Courier New" svg:font-family="'Courier New'" style:font-family-generic="modern"/>
    <style:font-face style:name="DejaVu Sans" svg:font-family="'DejaVu Sans'" style:font-pitch="variable"/>
    <style:font-face style:name="OpenSymbol2" svg:font-family="OpenSymbol, 'Arial Unicode MS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cm" fo:margin-top="0cm" fo:margin-bottom="0cm" style:line-height-at-least="0.476cm" fo:orphans="2" fo:widows="2" fo:text-indent="0cm" style:auto-text-indent="false" fo:padding="0cm" fo:border="none"/>
    </style:style>
    <style:style style:name="P2" style:family="paragraph" style:parent-style-name="Standard">
      <style:paragraph-properties fo:margin-left="0cm" fo:margin-right="0cm" fo:margin-top="0cm" fo:margin-bottom="0cm" style:line-height-at-least="0.476cm" fo:text-align="center" style:justify-single-word="false" fo:orphans="2" fo:widows="2" fo:text-indent="0cm" style:auto-text-indent="false" fo:background-color="#00cc00" fo:padding="0cm" fo:border="none"/>
      <style:text-properties fo:font-variant="normal" fo:text-transform="none" fo:color="#606060" style:font-name="Lucida Grande" fo:font-size="15pt" fo:letter-spacing="normal" fo:font-style="normal" fo:background-color="#ffffff" style:font-size-asian="15pt" style:font-size-complex="15pt"/>
    </style:style>
    <style:style style:name="P3" style:family="paragraph" style:parent-style-name="Respuesta">
      <style:paragraph-properties fo:margin-left="2.498cm" fo:margin-right="0cm" fo:text-indent="-0.499cm" style:auto-text-indent="false"/>
    </style:style>
    <style:style style:name="P4" style:family="paragraph" style:parent-style-name="Pregruntas-viñetas2" style:list-style-name="List_20_2"/>
    <style:style style:name="P5" style:family="paragraph" style:parent-style-name="preguntas" style:list-style-name="Numbering_20_1"/>
    <style:style style:name="P6" style:family="paragraph" style:parent-style-name="preguntas" style:list-style-name="Numbering_20_1"/>
    <style:style style:name="P7" style:family="paragraph" style:parent-style-name="preguntas" style:list-style-name="Numbering_20_1" style:master-page-name="">
      <style:paragraph-properties fo:margin-top="0.199cm" fo:margin-bottom="0.199cm" fo:text-align="justify" style:justify-single-word="false" style:page-number="auto">
        <style:tab-stops/>
      </style:paragraph-properties>
    </style:style>
    <style:style style:name="P8" style:family="paragraph" style:parent-style-name="preguntas-viñetas">
      <style:text-properties fo:color="#000000"/>
    </style:style>
    <style:style style:name="P9" style:family="paragraph" style:parent-style-name="preguntas-viñetas">
      <style:text-properties fo:color="#000000" fo:font-size="8pt" style:font-size-asian="8pt" style:font-size-complex="8pt"/>
    </style:style>
    <style:style style:name="T1" style:family="text">
      <style:text-properties fo:color="#ff66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2">UNIDAD 03 – Shell scripts</text:p>
          </table:table-cell>
        </table:table-row>
      </table:table>
      <text:p text:style-name="P1"/>
      <text:list xml:id="list722650089" text:style-name="Numbering_20_1">
        <text:list-item>
          <text:h text:style-name="preguntas" text:outline-level="1"><text:s/>Crea un scipts que se llame eje{numero-ejercicio}.sh que realice las siguientes acciones:</text:h>
        </text:list-item>
      </text:list>
      <text:list xml:id="list556356986" text:style-name="List_20_1">
        <text:list-item>
          <text:h text:style-name="preguntas-viñetas" text:outline-level="1">Muestre en pantalla los siguiente: Este es el primer scripts de tunombre. </text:h>
        </text:list-item>
        <text:list-item>
          <text:h text:style-name="preguntas-viñetas" text:outline-level="1">Tiene que ir mostrando en pantalla lo que va haciendo</text:h>
        </text:list-item>
        <text:list-item>
          <text:h text:style-name="preguntas-viñetas" text:outline-level="1">Se mueva al directorio / y muestre su contenido</text:h>
        </text:list-item>
        <text:list-item>
          <text:h text:style-name="preguntas-viñetas" text:outline-level="1">Se vuelva a <text:s/>mover al directorio del scripts</text:h>
        </text:list-item>
        <text:list-item>
          <text:h text:style-name="preguntas-viñetas" text:outline-level="1">Muestre el contenido de tu directorio</text:h>
        </text:list-item>
        <text:list-item>
          <text:h text:style-name="preguntas-viñetas" text:outline-level="1">Copie el archivo passwd del directorio etc a tu directorio de trabajo pero con el nombre passwd_tunombre</text:h>
        </text:list-item>
      </text:list>
      <text:list xml:id="list946830612" text:style-name="List_20_2">
        <text:list-item>
          <text:h text:style-name="Pregruntas-viñetas2" text:outline-level="1">Muestra el scripts y la ejecución del mismo</text:h>
        </text:list-item>
      </text:list>
      <text:list xml:id="list94354982049205" text:continue-list="list722650089" text:style-name="Numbering_20_1">
        <text:list-item>
          <text:h text:style-name="P5" text:outline-level="1"><text:s/>Crea un scipts que se llame eje{numero-ejercicio}.sh que realice las siguientes acciones:</text:h>
        </text:list-item>
      </text:list>
      <text:list xml:id="list94354800690980" text:continue-list="list556356986" text:style-name="List_20_1">
        <text:list-item>
          <text:h text:style-name="preguntas-viñetas" text:outline-level="1">Defina las siguientes variables</text:h>
        </text:list-item>
        <text:list-item>
          <text:h text:style-name="PreguntasViñetas" text:outline-level="1">Var1 con contenido “HOLA”</text:h>
        </text:list-item>
        <text:list-item>
          <text:h text:style-name="PreguntasViñetas" text:outline-level="1">Var2 con contenido “ME”</text:h>
        </text:list-item>
        <text:list-item>
          <text:h text:style-name="PreguntasViñetas" text:outline-level="1">Var3 con contenido “TU NOMBRE”</text:h>
        </text:list-item>
        <text:list-item>
          <text:h text:style-name="preguntas-viñetas" text:outline-level="1">Utilizando dichas variables muestra por pantalla “HOLA ME LLAMO TUNOMBRE <text:s text:c="11"/>TUAPELLIDO”</text:h>
        </text:list-item>
      </text:list>
      <text:list xml:id="list94355319075214" text:continue-list="list946830612" text:style-name="List_20_2">
        <text:list-item>
          <text:h text:style-name="P4" text:outline-level="1">Muestra el scripts y la ejecución del mismo</text:h>
        </text:list-item>
      </text:list>
      <text:list xml:id="list94355967131074" text:continue-list="list94354982049205" text:style-name="Numbering_20_1">
        <text:list-item>
          <text:h text:style-name="P5" text:outline-level="1"><text:s/>Crea un scipts que se llame eje{numero-ejercicio}.sh que realice las siguientes acciones:</text:h>
        </text:list-item>
      </text:list>
      <text:list xml:id="list94355912578158" text:continue-list="list94354800690980" text:style-name="List_20_1">
        <text:list-item>
          <text:h text:style-name="preguntas-viñetas" text:outline-level="1">Defina las siguientes variables</text:h>
        </text:list-item>
        <text:list-item>
          <text:h text:style-name="PreguntasViñetas" text:outline-level="1">Var1 con contenido 20</text:h>
        </text:list-item>
        <text:list-item>
          <text:h text:style-name="PreguntasViñetas" text:outline-level="1">Var2 con contenido 49</text:h>
        </text:list-item>
        <text:list-item>
          <text:h text:style-name="PreguntasViñetas" text:outline-level="1">Var3 con contenido 193</text:h>
        </text:list-item>
        <text:list-item>
          <text:h text:style-name="preguntas-viñetas" text:outline-level="1">Realice las siguientes operaciones y muestre el resultado por pantalla</text:h>
        </text:list-item>
        <text:list-item>
          <text:h text:style-name="PreguntasViñetas" text:outline-level="1">Var1 – var3</text:h>
        </text:list-item>
        <text:list-item>
          <text:h text:style-name="PreguntasViñetas" text:outline-level="1">Var3 + var2</text:h>
        </text:list-item>
        <text:list-item>
          <text:h text:style-name="PreguntasViñetas" text:outline-level="1">Var3 * var3</text:h>
        </text:list-item>
        <text:list-item>
          <text:h text:style-name="PreguntasViñetas" text:outline-level="1">(Var2 – var3 + var3)/var1</text:h>
        </text:list-item>
        <text:list-item>
          <text:h text:style-name="PreguntasViñetas" text:outline-level="1"><text:soft-page-break/>((var3/var2) + (var2 * var1)) / var3</text:h>
        </text:list-item>
      </text:list>
      <text:list xml:id="list94355434629819" text:continue-list="list94355319075214" text:style-name="List_20_2">
        <text:list-item>
          <text:h text:style-name="Pregruntas-viñetas2" text:outline-level="1">Muestra el scripts y la ejecución del mismo</text:h>
        </text:list-item>
      </text:list>
      <text:list xml:id="list94354940197824" text:continue-list="list94355967131074" text:style-name="Numbering_20_1">
        <text:list-item>
          <text:h text:style-name="P5" text:outline-level="1"><text:s/>Crea un scipts que se llame eje{numero-ejercicio}.sh que realice las siguientes acciones:</text:h>
        </text:list-item>
      </text:list>
      <text:list xml:id="list94355226668485" text:continue-list="list94355912578158" text:style-name="List_20_1">
        <text:list-item>
          <text:h text:style-name="preguntas-viñetas" text:outline-level="1">Pregunte al usuario su nombre y su edad para almacenarlos en dos variables</text:h>
        </text:list-item>
        <text:list-item>
          <text:h text:style-name="preguntas-viñetas" text:outline-level="1">Muestre por pantalla el menaje de “Hola tu_nombre tienes tus años”</text:h>
        </text:list-item>
      </text:list>
      <text:list xml:id="list94354842267434" text:continue-list="list94354940197824" text:style-name="Numbering_20_1">
        <text:list-item>
          <text:h text:style-name="P5" text:outline-level="1"><text:s/>Crea un scipts que se llame eje{numero-ejercicio}.sh que realice las siguientes acciones:</text:h>
        </text:list-item>
      </text:list>
      <text:list xml:id="list94354322609756" text:continue-list="list94355226668485" text:style-name="List_20_1">
        <text:list-item>
          <text:h text:style-name="preguntas-viñetas" text:outline-level="1">Pregunte al usuario el nombre de un directorio</text:h>
        </text:list-item>
        <text:list-item>
          <text:h text:style-name="preguntas-viñetas" text:outline-level="1">Almacene en una variable el contenido de dicho directorio.</text:h>
        </text:list-item>
        <text:list-item>
          <text:h text:style-name="preguntas-viñetas" text:outline-level="1">Muestre en pantalla el contenido de la variable</text:h>
        </text:list-item>
      </text:list>
      <text:list xml:id="list94354528494281" text:continue-list="list94354842267434" text:style-name="Numbering_20_1">
        <text:list-item>
          <text:h text:style-name="P5" text:outline-level="1">Crea un scipts que se llame eje{numero-ejercicio}.sh que realice las siguientes acciones:</text:h>
        </text:list-item>
      </text:list>
      <text:list xml:id="list94355487105992" text:continue-list="list94354322609756" text:style-name="List_20_1">
        <text:list-item>
          <text:h text:style-name="preguntas-viñetas" text:outline-level="1">Pregunte al usuario el nombre de un procesos</text:h>
        </text:list-item>
        <text:list-item>
          <text:h text:style-name="preguntas-viñetas" text:outline-level="1">Muestre por pantalla los siguientes mensajes:</text:h>
        </text:list-item>
        <text:list-item>
          <text:h text:style-name="PreguntasViñetas" text:outline-level="1">El pid del proceso es “pid_del_proceso”</text:h>
        </text:list-item>
        <text:list-item>
          <text:h text:style-name="PreguntasViñetas" text:outline-level="1">El dueño del proceso “nombre del proceso” es “dueño del porceso”</text:h>
        </text:list-item>
        <text:list-item>
          <text:h text:style-name="PreguntasViñetas" text:outline-level="1">El proceso “nombre del proceso” empezó a las “hora inicio proceso”</text:h>
        </text:list-item>
      </text:list>
      <text:list xml:id="list94355849598176" text:continue-list="list94354528494281" text:style-name="Numbering_20_1">
        <text:list-item>
          <text:h text:style-name="P7" text:outline-level="1"><text:s/>Crea un scipts que se llame eje{numero-ejercicio}.sh que realice las siguientes acciones:</text:h>
        </text:list-item>
      </text:list>
      <text:list xml:id="list94355848811736" text:continue-list="list94355487105992" text:style-name="List_20_1">
        <text:list-item>
          <text:h text:style-name="preguntas-viñetas" text:outline-level="1">Te pregunte por un directorio y te diga el tamaño de dicho directorio </text:h>
        </text:list-item>
      </text:list>
      <text:list xml:id="list94354831574303" text:continue-list="list94355849598176" text:style-name="Numbering_20_1">
        <text:list-item>
          <text:h text:style-name="P5" text:outline-level="1">Crea un scipts que se llame eje{numero-ejercicio}.sh que realice las siguientes acciones:</text:h>
        </text:list-item>
      </text:list>
      <text:list xml:id="list94355071252194" text:continue-list="list94355848811736" text:style-name="List_20_1">
        <text:list-item>
          <text:h text:style-name="preguntas-viñetas" text:outline-level="1">Te pregunte un nombre </text:h>
        </text:list-item>
        <text:list-item>
          <text:h text:style-name="preguntas-viñetas" text:outline-level="1">Si el nombre introducido coincide con el tuyo tiene que aparecer el siguiente mensaje en pantalla</text:h>
        </text:list-item>
        <text:list-item>
          <text:h text:style-name="PreguntasViñetas" text:outline-level="1">“Tu nombre es el nombre mas bonito de la clase”</text:h>
        </text:list-item>
        <text:list-item>
          <text:h text:style-name="preguntas-viñetas" text:outline-level="1">Si introduce otro nombre mayor que el tuyo tiene que aparecer el mensajes</text:h>
        </text:list-item>
        <text:list-item>
          <text:h text:style-name="PreguntasViñetas" text:outline-level="1">“Alfabéticamente <text:span text:style-name="T1">nombre introducido</text:span> va después que <text:span text:style-name="T1">tu nombre”</text:span></text:h>
        </text:list-item>
        <text:list-item>
          <text:h text:style-name="preguntas-viñetas" text:outline-level="1">Si introduce otro nombre mayor que el tuyo tiene que aparecer el mensajes</text:h>
        </text:list-item>
        <text:list-item>
          <text:h text:style-name="PreguntasViñetas" text:outline-level="1">“Alfabéticamente <text:span text:style-name="T1">nombre introducido</text:span> va antes que <text:span text:style-name="T1">tu nombre</text:span>”</text:h>
        </text:list-item>
      </text:list>
      <text:list xml:id="list94355486486666" text:continue-list="list94354831574303" text:style-name="Numbering_20_1">
        <text:list-item>
          <text:h text:style-name="P5" text:outline-level="1">Crea un scipts que se llame eje{numero-ejercicio}.sh que realice las siguientes acciones:</text:h>
        </text:list-item>
      </text:list>
      <text:list xml:id="list94354968750969" text:continue-list="list94355071252194" text:style-name="List_20_1">
        <text:list-item>
          <text:h text:style-name="preguntas-viñetas" text:outline-level="1">Te tiene que preguntar un número</text:h>
        </text:list-item>
        <text:list-item>
          <text:h text:style-name="preguntas-viñetas" text:outline-level="1"><text:soft-page-break/>El scripts tiene que decir si es mayor, menor, o igual a 5</text:h>
        </text:list-item>
      </text:list>
      <text:list xml:id="list94354454745535" text:continue-list="list94355486486666" text:style-name="Numbering_20_1">
        <text:list-item>
          <text:h text:style-name="P5" text:outline-level="1">Crea un scipts que se llame eje{numero-ejercicio}.sh que realice las siguientes acciones:</text:h>
        </text:list-item>
      </text:list>
      <text:list xml:id="list94354390871631" text:continue-list="list94354968750969" text:style-name="List_20_1">
        <text:list-item>
          <text:h text:style-name="preguntas-viñetas" text:outline-level="1">Compruebe el % de espacio ocupado de la partición /</text:h>
        </text:list-item>
        <text:list-item>
          <text:h text:style-name="preguntas-viñetas" text:outline-level="1">Si el % es mayor que 90 tiene que mostrar el siguiente mensajes</text:h>
        </text:list-item>
        <text:list-item>
          <text:h text:style-name="PreguntasViñetas" text:outline-level="1">La partición ha superado el 90% de ocupación y tiene x(los gigas libres que tenga) Gigas libres</text:h>
        </text:list-item>
        <text:list-item>
          <text:h text:style-name="preguntas-viñetas" text:outline-level="1">Introduce en el scripts el siguiente comandos </text:h>
        </text:list-item>
        <text:list-item>
          <text:h text:style-name="PreguntasViñetas" text:outline-level="1">notify-send 'ALERTA!!!!!!' 'La partición ha superado el 90% de ocupación y tiene x(los gigas libres que tenga) Gigas libres'</text:h>
        </text:list-item>
      </text:list>
      <text:list xml:id="list94355310547221" text:continue-list="list94354454745535" text:style-name="Numbering_20_1">
        <text:list-item>
          <text:h text:style-name="preguntas" text:outline-level="1">Modifica el scripts para que se compruebe la ocupación cada 2 minutos. </text:h>
        </text:list-item>
        <text:list-item>
          <text:h text:style-name="P5" text:outline-level="1">Realiza las acciones necesarias para que el scripts se ejecute cuando arrancas el pc</text:h>
        </text:list-item>
        <text:list-item>
          <text:h text:style-name="P5" text:outline-level="1">Copia el <text:s/>eje8.sh en eje13.sh y modifícalo para que realice los mismo pero con la estructura de control if..elif..else</text:h>
        </text:list-item>
        <text:list-item>
          <text:h text:style-name="P5" text:outline-level="1">Copia el <text:s/>eje9.sh en eje14.sh y modificarlo para que realice los mismo pero con la estructura de control if..elif..else</text:h>
        </text:list-item>
        <text:list-item>
          <text:h text:style-name="P5" text:outline-level="1">Crea un script que se llame eje{numero-ejercicio}.sh y que realice las siguientes acciones:</text:h>
        </text:list-item>
      </text:list>
      <text:list xml:id="list94355524035958" text:continue-list="list94354390871631" text:style-name="List_20_1">
        <text:list-item>
          <text:h text:style-name="preguntas-viñetas" text:outline-level="1">Te pregunte tres números</text:h>
        </text:list-item>
        <text:list-item>
          <text:h text:style-name="preguntas-viñetas" text:outline-level="1">Muestre en pantalla la el siguientes menú:</text:h>
        </text:list-item>
        <text:list-item>
          <text:h text:style-name="PreguntasViñetas" text:outline-level="1">Sumar (S)</text:h>
        </text:list-item>
        <text:list-item>
          <text:h text:style-name="PreguntasViñetas" text:outline-level="1">Restar(R)</text:h>
        </text:list-item>
        <text:list-item>
          <text:h text:style-name="PreguntasViñetas" text:outline-level="1">Multiplicar(M)</text:h>
        </text:list-item>
        <text:list-item>
          <text:h text:style-name="PreguntasViñetas" text:outline-level="1">Dividir(D)</text:h>
        </text:list-item>
        <text:list-item>
          <text:h text:style-name="preguntas-viñetas" text:outline-level="1">En función de los que escriba el usuario(S,R,M,D) realice una operación u otra.</text:h>
        </text:list-item>
      </text:list>
      <text:list xml:id="list94354968785097" text:continue-list="list94355310547221" text:style-name="Numbering_20_1">
        <text:list-item>
          <text:h text:style-name="preguntas" text:outline-level="1">(OPCIONAL) Modifica el anterior scripts para que una vez realizada la operación vuelva a mostrar el menú y solo se salga del scripts si se presiona Exit(E)</text:h>
        </text:list-item>
        <text:list-item>
          <text:h text:style-name="preguntas" text:outline-level="1">Crea un scripts que se llame eje17.sh y que realice las siguientes acciones</text:h>
        </text:list-item>
      </text:list>
      <text:list xml:id="list94355605306184" text:continue-list="list94355524035958" text:style-name="List_20_1">
        <text:list-item>
          <text:h text:style-name="preguntas-viñetas" text:outline-level="1">Almacene la fecha actual en formato dd-mm-aaaa en una variable </text:h>
        </text:list-item>
        <text:list-item>
          <text:h text:style-name="preguntas-viñetas" text:outline-level="1">Cree un directorio que se llame copia_seguridad. Tiene que comprobar si existe antes de crearlo</text:h>
        </text:list-item>
        <text:list-item>
          <text:h text:style-name="preguntas-viñetas" text:outline-level="1">Cree un directorio que se llame con la fecha actual con formato dd-mm-aaaa. Tiene que comprobar si existe antes de crearlo. La fecha actual se obtiene con el comando date </text:h>
        </text:list-item>
        <text:list-item>
          <text:h text:style-name="preguntas-viñetas" text:outline-level="1"><text:soft-page-break/>Cree un archivo comprimido(con tar) que se llame seguridad-{fecha-hora-actual} y lo mueva a ./copia_seguridad/dd-mm-aaaa(fecha actual)</text:h>
        </text:list-item>
        <text:list-item>
          <text:h text:style-name="preguntas-viñetas" text:outline-level="1">El script tiene que comprobar si existe el fichero anterior, <text:s/>en cuyo caso no se tiene que realizar el punto anterior</text:h>
        </text:list-item>
      </text:list>
      <text:list xml:id="list94355678588413" text:continue-list="list94354968785097" text:style-name="Numbering_20_1">
        <text:list-item>
          <text:h text:style-name="preguntas" text:outline-level="1">(OPCIONAL)Modifica el anterior script para que borre los directorios que tengan mas de 3 días de antigüedad</text:h>
        </text:list-item>
        <text:list-item>
          <text:h text:style-name="preguntas" text:outline-level="1">Crea un <text:s/>script que se llame eje19.sh que nos diga por pantalla buenos días, buenas tardes o buenas noches según la hora del sistema. (Elegir vosotros las horas de día, tardes y noches).</text:h>
        </text:list-item>
      </text:list>
      <text:list xml:id="list94354388597614" text:continue-list="list94355605306184" text:style-name="List_20_1">
        <text:list-item>
          <text:h text:style-name="preguntas-viñetas" text:outline-level="1">El mensaje se tiene que dar con el comando figlet</text:h>
        </text:list-item>
        <text:list-item>
          <text:h text:style-name="preguntas-viñetas" text:outline-level="1">Introduce dicho scripts al final del fichero .bashrc <text:s/>de tu home</text:h>
        </text:list-item>
      </text:list>
      <text:list xml:id="list94355777676664" text:continue-list="list94355678588413" text:style-name="Numbering_20_1">
        <text:list-item>
          <text:h text:style-name="preguntas" text:outline-level="1">Crea un scripts que se llame eje20.sh y realice las siguientes acciones</text:h>
        </text:list-item>
      </text:list>
      <text:list xml:id="list94354876098254" text:continue-list="list94354388597614" text:style-name="List_20_1">
        <text:list-item>
          <text:h text:style-name="preguntas-viñetas" text:outline-level="1">Pida dos números al usuario</text:h>
        </text:list-item>
        <text:list-item>
          <text:h text:style-name="preguntas-viñetas" text:outline-level="1">Muestre por pantalla los números secuenciales desde el primer numero al segundo.(Por ejemplo si se introduce 3 y 5, tendría que aparecer por pantalla 3,4,5 y 6)</text:h>
        </text:list-item>
      </text:list>
      <text:list xml:id="list94355182212239" text:continue-list="list94355777676664" text:style-name="Numbering_20_1">
        <text:list-item>
          <text:h text:style-name="preguntas" text:outline-level="1">Crea un scripts que se llame eje21.sh y realice lo siguiente:</text:h>
        </text:list-item>
      </text:list>
      <text:list xml:id="list94355813738785" text:continue-list="list94354876098254" text:style-name="List_20_1">
        <text:list-item>
          <text:h text:style-name="preguntas-viñetas" text:outline-level="1">Pida un numero al usuario</text:h>
        </text:list-item>
        <text:list-item>
          <text:h text:style-name="preguntas-viñetas" text:outline-level="1">Cree un directorio que se llame FICHEROS, si no existe</text:h>
        </text:list-item>
        <text:list-item>
          <text:h text:style-name="preguntas-viñetas" text:outline-level="1">Cree en el directorio anterior tantos ficheros como el número que ha introducido el usuario. Los nombres de los ficheros tienen que ser:</text:h>
        </text:list-item>
        <text:list-item>
          <text:h text:style-name="PreguntasViñetas" text:outline-level="1">1_Tunombre, 2_Tunombre, 3_Tunombre, 4_Tunombre…...Hasta el numero que ha introducido el usuarios</text:h>
        </text:list-item>
      </text:list>
      <text:list xml:id="list94354462340998" text:continue-list="list94355182212239" text:style-name="Numbering_20_1">
        <text:list-item>
          <text:h text:style-name="P5" text:outline-level="1">Copia el anterior scripts en uno que se llame eje{numero_ejercicio}.sh y realiza las siguientes acciones</text:h>
        </text:list-item>
      </text:list>
      <text:list xml:id="list94356083788284" text:continue-list="list94355813738785" text:style-name="List_20_1">
        <text:list-item>
          <text:h text:style-name="preguntas-viñetas" text:outline-level="1">Modifícalo para que antes de empezar a crear los ficheros compruebe si el fichero existe, y si existe lo borre</text:h>
        </text:list-item>
      </text:list>
      <text:list xml:id="list94354154629428" text:continue-list="list94354462340998" text:style-name="Numbering_20_1">
        <text:list-item>
          <text:h text:style-name="preguntas" text:outline-level="1">Crea un scripts que se llame eje{numero_ejercicio}.sh y realice lo siguiente:</text:h>
        </text:list-item>
      </text:list>
      <text:list xml:id="list94355449318564" text:continue-list="list94356083788284" text:style-name="List_20_1">
        <text:list-item>
          <text:h text:style-name="P8" text:outline-level="1">Cree un while infinito </text:h>
        </text:list-item>
        <text:list-item>
          <text:h text:style-name="P8" text:outline-level="1">Compruebe cada 2 minutos la ocupación de la partición /</text:h>
        </text:list-item>
        <text:list-item>
          <text:h text:style-name="P8" text:outline-level="1">Si la ocupación es mayor a 90% tiene que mandar un correo a una dirección de correo</text:h>
          <text:h text:style-name="P9" text:outline-level="1">mailx -s "Asunto del mail" "correo_destinatario@servidor.com" &lt; cuerpo-del-mensaje.tx</text:h>
        </text:list-item>
      </text:list>
      <text:list xml:id="list94355363656784" text:continue-list="list94354154629428" text:style-name="Numbering_20_1">
        <text:list-item>
          <text:h text:style-name="preguntas" text:outline-level="1">(OPCIONAL) Crea un scripts que se llame eje{numero_ejercicio}.sh y realice lo siguiente:</text:h>
        </text:list-item>
      </text:list>
      <text:list xml:id="list94355038400413" text:continue-list="list94355449318564" text:style-name="List_20_1">
        <text:list-item>
          <text:h text:style-name="preguntas-viñetas" text:outline-level="1">Pida un número al usuario </text:h>
        </text:list-item>
        <text:list-item>
          <text:h text:style-name="preguntas-viñetas" text:outline-level="1"><text:soft-page-break/><text:s/>Cree un directorio que se llame FICHEROS2</text:h>
        </text:list-item>
        <text:list-item>
          <text:h text:style-name="preguntas-viñetas" text:outline-level="1">Cree en el directorio anterior tantos ficheros como el número que ha introducido el usuario. Los nombres de los ficheros tienen que ser:</text:h>
        </text:list-item>
        <text:list-item>
          <text:h text:style-name="preguntas-viñetas" text:outline-level="1">1_Tunombre, 2_Tunombre, 3_Tunombre, 4_Tunombre…...Hasta el numero que ha introducido el usuarios</text:h>
        </text:list-item>
        <text:list-item>
          <text:h text:style-name="preguntas-viñetas" text:outline-level="1">El tamaño tiene que ser tantos bytes como el número que va en su nombres.(Para crear un fichero de un byte se hace: echo a &gt;1_tunombre)</text:h>
        </text:list-item>
      </text:list>
      <text:list xml:id="list94354999186510" text:continue-list="list94355363656784" text:style-name="Numbering_20_1">
        <text:list-item>
          <text:h text:style-name="preguntas" text:outline-level="1">Crea un scripts que se llame eje{numero_ejercicio}.sh y realiza las siguientes acciones</text:h>
        </text:list-item>
      </text:list>
      <text:list xml:id="list94354680610464" text:continue-list="list94355038400413" text:style-name="List_20_1">
        <text:list-item>
          <text:h text:style-name="preguntas-viñetas" text:outline-level="1">Cree un directorio que se llame DIR_EJE{numero_ejercicio}. Tiene que comprobar si existe antes de crearlo</text:h>
        </text:list-item>
        <text:list-item>
          <text:h text:style-name="preguntas-viñetas" text:outline-level="1">Tiene que leer un fichero que se llama fichero_leer.txt, donde cada línea es el nombre de un fichero como se muestra</text:h>
        </text:list-item>
      </text:list>
      <text:p text:style-name="P3">Fichero1.txt</text:p>
      <text:p text:style-name="P3">Fichero2.txt</text:p>
      <text:p text:style-name="P3">Fichero3.txt</text:p>
      <text:p text:style-name="P3">Fichero4.txt</text:p>
      <text:list xml:id="list94354827849550" text:continue-numbering="true" text:style-name="List_20_1">
        <text:list-item>
          <text:h text:style-name="preguntas-viñetas" text:outline-level="1">Tiene que crear cada uno de los ficheros anteriores en el directorio DIR_EJE{numero_ejercicio}</text:h>
        </text:list-item>
      </text:list>
      <text:list xml:id="list94354925841897" text:continue-list="list94354999186510" text:style-name="Numbering_20_1">
        <text:list-item>
          <text:h text:style-name="preguntas" text:outline-level="1">Crea un scripts que se llame eje{numero_ejercicio}.sh y realiza las siguientes acciones</text:h>
        </text:list-item>
      </text:list>
      <text:list xml:id="list94355732814140" text:continue-list="list94354827849550" text:style-name="List_20_1">
        <text:list-item>
          <text:h text:style-name="preguntas-viñetas" text:outline-level="1">Tiene que leer un fichero passwd que está en el directorio /etc</text:h>
        </text:list-item>
        <text:list-item>
          <text:h text:style-name="preguntas-viñetas" text:outline-level="1">Obtener el home de cada usuario.</text:h>
        </text:list-item>
        <text:list-item>
          <text:h text:style-name="preguntas-viñetas" text:outline-level="1">Comprobar si el directorio home obtenido anteriormente existe.</text:h>
        </text:list-item>
        <text:list-item>
          <text:h text:style-name="preguntas-viñetas" text:outline-level="1">Si el directorio existe tiene que mostrar el tamaño que ocupa dicho directorio.</text:h>
        </text:list-item>
      </text:list>
      <text:list xml:id="list94355035132313" text:continue-list="list94354925841897" text:style-name="Numbering_20_1">
        <text:list-item>
          <text:h text:style-name="preguntas" text:outline-level="1">Modifica el ejercicio anterior para que realice las siguientes acciones:</text:h>
        </text:list-item>
      </text:list>
      <text:list xml:id="list94354877929870" text:continue-list="list94355732814140" text:style-name="List_20_1">
        <text:list-item>
          <text:h text:style-name="preguntas-viñetas" text:outline-level="1">Los que ocupa cada directorio se tiene que escribir en un fichero que se llame {fecha}_ocupacion.txt</text:h>
          <text:h text:style-name="preguntas-viñetas" text:outline-level="1">En cada linea del fichero tiene que poner:</text:h>
          <text:h text:style-name="preguntas-viñetas" text:outline-level="1">El directorio “directorio” ocupa “ es “tamaño” </text:h>
        </text:list-item>
        <text:list-item>
          <text:h text:style-name="preguntas-viñetas" text:outline-level="1">Tiene que crear un directorio que se llame “INFORME_OCUPACIÓN” si no existe</text:h>
        </text:list-item>
        <text:list-item>
          <text:h text:style-name="preguntas-viñetas" text:outline-level="1">Mover el fichero {fecha}_ocupación.txt 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StarSymbol" svg:font-family="Star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Calibr" svg:font-family="Calibr"/>
    <style:font-face style:name="Lucida Grande" svg:font-family="'Lucida Grande', 'Trebuchet MS', Verdana, Helvetica, Arial, sans-serif"/>
    <style:font-face style:name="OpenSymbol" svg:font-family="OpenSymbol"/>
    <style:font-face style:name="OpenSymbol1" svg:font-family="OpenSymbol, 'Arial Unicode MS'"/>
    <style:font-face style:name="Symbol" svg:font-family="Symbol"/>
    <style:font-face style:name="Courier New" svg:font-family="'Courier New'" style:font-family-generic="modern"/>
    <style:font-face style:name="DejaVu Sans" svg:font-family="'DejaVu Sans'" style:font-pitch="variable"/>
    <style:font-face style:name="OpenSymbol2" svg:font-family="OpenSymbol, 'Arial Unicode MS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text-align="justify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fo:color="#00000a" style:font-name="Calibri" fo:font-family="Calibri" style:font-family-generic="roman" style:font-pitch="variable" fo:font-size="11pt" fo:language="es" fo:country="ES" style:font-name-asian="DejaVu Sans" style:font-family-asian="'DejaVu Sans'" style:font-pitch-asian="variable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494cm" fo:margin-bottom="0.494cm" fo:text-align="start" style:justify-single-word="false"/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Liberation Sans1" fo:font-family="'Liberation Sans', Arial" style:font-family-generic="swiss" style:font-pitch="variable" fo:font-size="14pt" style:font-name-asian="DejaVu Sans2" style:font-family-asian="'DejaVu Sans'" style:font-family-generic-asian="swiss" style:font-pitch-asian="variable" style:font-size-asian="14pt" style:font-name-complex="DejaVu Sans2" style:font-family-complex="'DejaVu Sans'" style:font-family-generic-complex="swiss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árrafo_20_de_20_lista" style:display-name="Párrafo de lista" style:family="paragraph" style:parent-style-name="Standard">
      <style:paragraph-properties fo:margin-left="1.27cm" fo:margin-right="0cm" fo:text-indent="0cm" style:auto-text-indent="false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>
      <style:paragraph-properties fo:orphans="2" fo:widows="2" fo:hyphenation-ladder-count="no-limit" style:text-autospace="none" style:punctuation-wrap="hanging" style:line-break="strict" style:writing-mode="lr-tb"/>
      <style:text-properties fo:color="#000000" style:font-name="Calibri1" fo:font-family="Calibri" style:font-family-generic="swiss" style:font-pitch="variable" fo:font-size="12pt" fo:language="es" fo:country="ES" style:font-name-asian="Calibri1" style:font-family-asian="Calibri" style:font-family-generic-asian="swiss" style:font-pitch-asian="variable" style:font-size-asian="12pt" style:language-asian="zh" style:country-asian="CN" style:font-name-complex="Calibri1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494cm" fo:margin-bottom="0.494cm" fo:text-align="start" style:justify-single-word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reguntas" style:family="paragraph" style:parent-style-name="Párrafo_20_de_20_lista" style:default-outline-level="1" style:list-style-name="Numbering_20_1">
      <style:paragraph-properties fo:margin-left="0.9cm" fo:margin-right="0cm" fo:margin-top="0cm" fo:margin-bottom="0.4cm" fo:text-align="justify" style:justify-single-word="false" fo:text-indent="-0.499cm" style:auto-text-indent="false">
        <style:tab-stops/>
      </style:paragraph-properties>
      <style:text-properties fo:color="#3333ff" fo:font-weight="bold" style:font-size-asian="10.5pt" style:font-weight-asian="bold"/>
    </style:style>
    <style:style style:name="_32_nivelPreguntas" style:display-name="2nivelPreguntas" style:family="paragraph" style:parent-style-name="Preguntas" style:default-outline-level="2" style:list-style-name="" style:master-page-name="">
      <style:paragraph-properties fo:margin-left="1.401cm" fo:margin-right="0cm" fo:margin-top="0cm" fo:margin-bottom="0.199cm" fo:text-align="justify" style:justify-single-word="false" fo:text-indent="-0.4cm" style:auto-text-indent="false" style:page-number="auto">
        <style:tab-stops/>
      </style:paragraph-properties>
      <style:text-properties fo:color="#000000" fo:font-weight="normal" fo:background-color="transparent" style:font-size-asian="10.5pt" style:font-weight-asian="normal"/>
    </style:style>
    <style:style style:name="PreguntasLetras" style:family="paragraph" style:parent-style-name="Párrafo_20_de_20_lista">
      <style:paragraph-properties fo:margin-left="1.27cm" fo:margin-right="0cm" fo:margin-top="0cm" fo:margin-bottom="0.499cm" fo:text-indent="-0.499cm" style:auto-text-indent="false"/>
      <style:text-properties fo:color="#000000" fo:font-size="10pt" fo:font-weight="bold" style:font-size-asian="10pt" style:font-weight-asian="bold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PreguntasViñetas" style:family="paragraph" style:parent-style-name="Standard" style:default-outline-level="1" style:list-style-name="List_20_1">
      <style:paragraph-properties fo:margin-left="1.6cm" fo:margin-right="0cm" fo:margin-top="0cm" fo:margin-bottom="0.6cm" fo:text-align="justify" style:justify-single-word="false" fo:text-indent="0cm" style:auto-text-indent="false" style:text-autospace="none"/>
      <style:text-properties fo:color="#000000" style:font-name="Calibr" fo:font-family="Calibr" fo:font-size="10pt" fo:font-weight="bold" style:font-size-asian="10pt" style:font-weight-asian="bold" style:font-name-complex="Verdana" style:font-family-complex="Verdana" style:font-family-generic-complex="swiss" style:font-pitch-complex="variable" style:font-weight-complex="normal"/>
    </style:style>
    <style:style style:name="Respuesta" style:family="paragraph" style:parent-style-name="PreguntasLetras" style:list-style-name="">
      <style:paragraph-properties fo:margin-left="1.27cm" fo:margin-right="0cm" fo:margin-top="0cm" fo:margin-bottom="0.101cm" fo:text-indent="-0.499cm" style:auto-text-indent="false"/>
      <style:text-properties fo:color="#ff3333" fo:font-weight="bold" style:font-weight-asian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ambioTema" style:family="paragraph" style:parent-style-name="Standard">
      <style:paragraph-properties fo:margin-top="0.6cm" fo:margin-bottom="0.6cm" fo:line-height="100%" fo:text-align="center" style:justify-single-word="false" fo:background-color="#ff950e" fo:padding="0.049cm" fo:border="0.74pt solid #0000ff" style:shadow="none">
        <style:tab-stops/>
      </style:paragraph-properties>
      <style:text-properties fo:color="#000000" fo:font-size="18pt" fo:font-weight="bold" fo:background-color="transparent" style:font-size-asian="10.5pt" style:font-relief="embosse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RespuestaConsombra" style:family="paragraph" style:parent-style-name="Respuesta">
      <style:paragraph-properties fo:background-color="#cccccc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ejecutado" style:family="paragraph" style:parent-style-name="Text_20_body">
      <style:paragraph-properties fo:margin-left="1.6cm" fo:margin-right="0cm" fo:margin-top="0cm" fo:margin-bottom="0cm" fo:text-indent="0cm" style:auto-text-indent="false" fo:background-color="#e6e6ff"/>
      <style:text-properties fo:color="#3333ff" fo:font-weight="bold" style:font-size-asian="10.5pt"/>
    </style:style>
    <style:style style:name="PreguntasViñetas2" style:family="paragraph" style:parent-style-name="PreguntasViñetas" style:list-style-name="List_20_1">
      <style:paragraph-properties fo:margin-left="2.6cm" fo:margin-right="0cm" fo:text-indent="0cm" style:auto-text-indent="false">
        <style:tab-stops/>
      </style:paragraph-properties>
    </style:style>
    <style:style style:name="preguntas" style:family="paragraph" style:parent-style-name="Standard" style:default-outline-level="1" style:list-style-name="Numbering_20_1" style:master-page-name="">
      <style:paragraph-properties fo:margin-top="0.199cm" fo:margin-bottom="0.199cm" fo:text-align="justify" style:justify-single-word="false" style:page-number="auto">
        <style:tab-stops/>
      </style:paragraph-properties>
      <style:text-properties fo:color="#6666ff" fo:font-size="12pt" fo:font-weight="bold" style:font-size-asian="10.5pt"/>
    </style:style>
    <style:style style:name="preguntas-viñetas" style:family="paragraph" style:parent-style-name="preguntas" style:default-outline-level="1" style:list-style-name="List_20_1">
      <style:paragraph-properties fo:margin-left="1cm" fo:margin-right="0cm" fo:text-indent="0cm" style:auto-text-indent="true"/>
      <style:text-properties fo:color="#000000" fo:font-size="12pt" style:font-size-asian="10.5pt"/>
    </style:style>
    <style:style style:name="Pregruntas-viñetas2" style:family="paragraph" style:parent-style-name="preguntas-viñetas" style:list-style-name="List_20_2">
      <style:paragraph-properties>
        <style:tab-stops/>
      </style:paragraph-properties>
      <style:text-properties fo:font-weight="normal" style:font-size-asian="10.5pt" style:font-weight-asian="normal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Verdana" fo:font-family="Verdana" style:font-family-generic="swiss" style:font-pitch="variable" fo:font-weight="bold" style:font-weight-asian="bold" style:font-name-complex="Verdana" style:font-family-complex="Verdana" style:font-family-generic-complex="swiss" style:font-pitch-complex="variable"/>
    </style:style>
    <style:style style:name="WW8Num3z0" style:family="text">
      <style:text-properties style:font-name="Wingdings1" fo:font-family="Wingdings" style:font-charset="x-symbol" style:font-name-complex="Wingdings1" style:font-family-complex="Wingdings" style:font-charset-complex="x-symbol"/>
    </style:style>
    <style:style style:name="WW8Num3z1" style:family="text">
      <style:text-properties style:font-name="OpenSymbol1" fo:font-family="OpenSymbol, 'Arial Unicode MS'" style:font-name-complex="OpenSymbol2" style:font-family-complex="OpenSymbol, 'Arial Unicode MS'" style:font-pitch-complex="variable"/>
    </style:style>
    <style:style style:name="WW8Num3z3" style:family="text">
      <style:text-properties style:font-name="Symbol" fo:font-family="Symbol" style:font-name-complex="OpenSymbol2" style:font-family-complex="OpenSymbol, 'Arial Unicode MS'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Absatz-Standardschriftart" style:family="text"/>
    <style:style style:name="WW-Absatz-Standardschriftart" style:family="text"/>
    <style:style style:name="WW8Num6z0" style:family="text">
      <style:text-properties fo:font-weight="bold" style:font-weight-asian="bold"/>
    </style:style>
    <style:style style:name="WW8Num7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8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1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2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6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6z1" style:family="text">
      <style:text-properties fo:color="#ff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fo:color="#ff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9z0" style:family="text">
      <style:text-properties fo:font-weight="bold" style:font-weight-asian="bold"/>
    </style:style>
    <style:style style:name="WW8Num20z0" style:family="text">
      <style:text-properties fo:color="#ff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WW8Num5z0" style:family="text">
      <style:text-properties fo:font-weight="bold" style:font-weight-asian="bold"/>
    </style:style>
    <style:style style:name="WW8Num9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-Absatz-Standardschriftart1" style:family="text"/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fo:font-weight="bold" style:font-weight-asian="bold"/>
    </style:style>
    <style:style style:name="WW8Num13z0" style:family="text">
      <style:text-properties fo:font-weight="bold" style:font-weight-asian="bold"/>
    </style:style>
    <style:style style:name="WW8Num21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2z0" style:family="text">
      <style:text-properties fo:font-weight="bold" style:font-weight-asian="bold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Fuente_20_de_20_párrafo_20_predeter.1" style:display-name="Fuente de párrafo predeter.1" style:family="text"/>
    <style:style style:name="Encabezado_20_Car" style:display-name="Encabezado Car" style:family="text" style:parent-style-name="Fuente_20_de_20_párrafo_20_predeter.1"/>
    <style:style style:name="Pie_20_de_20_página_20_Car" style:display-name="Pie de página Car" style:family="text" style:parent-style-name="Fuente_20_de_20_párrafo_20_predeter.1"/>
    <style:style style:name="Texto_20_de_20_globo_20_Car" style:display-name="Texto de globo Car" style:family="text" style:parent-style-name="Fuente_20_de_20_párrafo_20_predeter.1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ítulo_20_1_20_Car" style:display-name="Título 1 Car" style:family="text" style:parent-style-name="Fuente_20_de_20_párrafo_20_predeter.1"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Bullets" style:family="text">
      <style:text-properties style:font-name="OpenSymbol2" fo:font-family="OpenSymbol, 'Arial Unicode MS'" style:font-pitch="variable" style:font-name-asian="OpenSymbol2" style:font-family-asian="OpenSymbol, 'Arial Unicode MS'" style:font-pitch-asian="variable" style:font-name-complex="OpenSymbol2" style:font-family-complex="OpenSymbol, 'Arial Unicode MS'" style:font-pitch-complex="variable"/>
    </style:style>
    <style:style style:name="Numbering_20_Symbols_20__28_user_29_" style:display-name="Numbering Symbols (user)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1" style:family="text"/>
    <style:style style:name="WW8Num8z3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apple-converted-space" style:family="text" style:parent-style-name="Fuente_20_de_20_párrafo_20_predeter.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➔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Star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3cm" fo:margin-left="0.3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0.3cm" fo:margin-left="0.6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3cm" fo:margin-left="0.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3cm" fo:margin-left="1.199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3cm" fo:margin-left="1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3cm" fo:margin-left="1.799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3cm" fo:margin-left="2.101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3cm" fo:margin-left="2.4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3cm" fo:margin-left="2.701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3cm" fo:margin-left="3cm"/>
        </style:list-level-properties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ben </meta:initial-creator>
    <meta:creation-date>2012-04-17T10:35:36</meta:creation-date>
    <dc:date>2019-10-22T09:43:53.842034289</dc:date>
    <meta:editing-duration>PT23H37M34S</meta:editing-duration>
    <meta:editing-cycles>145</meta:editing-cycles>
    <meta:generator>LibreOffice/6.0.7.3$Linux_X86_64 LibreOffice_project/00m0$Build-3</meta:generator>
    <meta:document-statistic meta:table-count="1" meta:image-count="0" meta:object-count="0" meta:page-count="5" meta:paragraph-count="123" meta:word-count="1416" meta:character-count="8279" meta:non-whitespace-character-count="7066"/>
  </office:meta>
</office:document-meta>
</file>